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officeooo:rsid="0040d1c3" officeooo:paragraph-rsid="0040d1c3"/>
    </style:style>
    <style:style style:name="P56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58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3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64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55">ngAfterContentInit</text:p>
      <text:p text:style-name="P55">ngAfterContentChecked</text:p>
      <text:p text:style-name="P55">ngAfterViewInit</text:p>
      <text:p text:style-name="P55">ngAfterViewChecked</text:p>
      <text:p text:style-name="P55">ngOnDestroy</text:p>
      <text:p text:style-name="P55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56">The change-detection strategy to use for this component.</text:p>
      <text:p text:style-name="P57">When a component is instantiated, Angular creates a change detector, which is responsible for propagating the component's bindings. The strategy is one of:</text:p>
      <text:list text:style-name="L1">
        <text:list-item>
          <text:p text:style-name="P63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64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8">Observable, Observer, Stream</text:p>
      <text:p text:style-name="P58"/>
      <text:p text:style-name="P59">HttpRequest gives more options and information of request and response.</text:p>
      <text:p text:style-name="P59"/>
      <text:p text:style-name="P59"/>
      <text:p text:style-name="P59">RXJS operators<text:line-break/><text:line-break/><text:span text:style-name="T17">ShareReplay – </text:span><text:span text:style-name="T18">to cache the request to avoide multiple calls</text:span></text:p>
      <text:p text:style-name="P60">AsyncPipe</text:p>
      <text:p text:style-name="P61">CatchError</text:p>
      <text:p text:style-name="P62"><text:soft-page-break/>Ma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4T12:24:33.507386115</dc:date>
    <meta:editing-duration>PT16H32M37S</meta:editing-duration>
    <meta:editing-cycles>57</meta:editing-cycles>
    <meta:generator>LibreOffice/7.4.7.2$Linux_X86_64 LibreOffice_project/40$Build-2</meta:generator>
    <meta:document-statistic meta:table-count="0" meta:image-count="0" meta:object-count="0" meta:page-count="7" meta:paragraph-count="176" meta:word-count="948" meta:character-count="6217" meta:non-whitespace-character-count="5423"/>
  </office:meta>
</office:document-meta>
</file>